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Scanner.match( String pattern , String str ,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isIncluded( TokenizedPath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rectoryScanner.matchPatternStart( String pattern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getDeselect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getDefaul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Scanner.addDefaultExclu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isExcluded( TokenizedPath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rectoryScanner.hasBeenScanned( String v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matchPath( String pattern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isInclud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irectoryScanner.shouldSkipPattern(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rectoryScanner.isEverythingInclu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setFollowSymlinks( boolean followSym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clear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rectoryScanner.getIncluded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rectoryScanner.isDeeper( TokenizedPattern pattern , TokenizedPath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Scanner.getScannedDi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matchPatternStart( String pattern , String str ,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isCase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fillNonPatternSet( Map map , String [ ] patter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rectoryScanner.getNotFollowedSym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rectoryScanner.isFollowSym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scandir( File dir , TokenizedPath path , boolean fa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irectoryScanner.slowSca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irectoryScanner.isExclud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addExcludes( String [ ] exclud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irectoryScanner.causesIllegalSymlinkLoop( String dirName , File parent , LinkedList directoryNamesFollowe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irectoryScanner.setMaxLevelsOfSymlinks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removeDefaultExclu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Directory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ectoryScanner.ensureNonPatternSetsRea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rectoryScanner.matchPath( String pattern , String str ,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getDeselected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getNotInclud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getExcluded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couldHoldIncluded( TokenizedPath tokenize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rectoryScanner.setIncludes( String [ ] inclu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ectoryScanner.addDefaultExclud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rectoryScanner.scandir( File dir , TokenizedPath path , boolean fast , String [ ] newfiles , LinkedList directoryNamesFollowed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DirectoryScanner.couldHoldInclud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scandir( File dir , String vpath , boolean f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getIncludedDirect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rectoryScanner.couldHoldIncluded( TokenizedPath tokenizedName , TokenizedPattern tokenizedInclu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ectoryScanner.setExcludes( String [ ] exclu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ectoryScanner.processSlowScan( String [ ] ar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rectoryScanner.getNotIncluded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clear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rectoryScanner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contentsExcluded( TokenizedPath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ectoryScanner.scan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DirectoryScanner.checkIncludePatterns(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2">
            <text:p text:style-name="Table_20_Contents">32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DirectoryScanner.setBasedir( String base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ectoryScanner.getIncludedFiles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accountForIncludedDir( TokenizedPath name , File file , boolean fa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setErrorOnMissingDir( boolean errorOnMiss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setCaseSensitive(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isMorePowerfulThanExclud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ectoryScanner.getIncludedDirs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accountForIncludedDir( TokenizedPath name , File file , boolean fast , String [ ] children , LinkedList directoryNamesFollow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match( String pattern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setSelectors( FileSelector [ ] selec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Scanner.getExclud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accountForIncludedFile( TokenizedPath name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Scanner.normalizePattern( String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rectoryScanner.resetDefaultExclu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Scanner.processIncluded( TokenizedPath path , File file , Vector inc , Vector exc , Vector d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rectoryScanner.isSelected( String name ,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